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</style:style>
    <style:style style:name="P3" style:family="paragraph" style:parent-style-name="Text_20_body" style:list-style-name="L1">
      <style:paragraph-properties fo:margin-left="0in" fo:margin-right="0in" fo:text-indent="0in" style:auto-text-indent="false"/>
    </style:style>
    <style:style style:name="P4" style:family="paragraph" style:parent-style-name="Heading_20_2">
      <style:paragraph-properties fo:margin-left="0in" fo:margin-right="0in" fo:text-indent="0in" style:auto-text-indent="false"/>
      <style:text-properties officeooo:rsid="000f931a" officeooo:paragraph-rsid="000f931a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officeooo:rsid="000f931a"/>
    </style:style>
    <style:style style:name="P6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  <style:text-properties officeooo:rsid="000f931a"/>
    </style:style>
    <style:style style:name="P7" style:family="paragraph" style:parent-style-name="Text_20_body" style:list-style-name="L2">
      <style:paragraph-properties fo:margin-left="0in" fo:margin-right="0in" fo:text-indent="0in" style:auto-text-indent="false"/>
      <style:text-properties officeooo:rsid="000f931a"/>
    </style:style>
    <style:style style:name="P8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/>
      <style:text-properties officeooo:rsid="000f931a"/>
    </style:style>
    <style:style style:name="P9" style:family="paragraph" style:parent-style-name="Text_20_body" style:list-style-name="L3">
      <style:paragraph-properties fo:margin-left="0in" fo:margin-right="0in" fo:text-indent="0in" style:auto-text-indent="false"/>
      <style:text-properties officeooo:rsid="000f931a"/>
    </style:style>
    <style:style style:name="P10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/>
      <style:text-properties officeooo:rsid="000f931a"/>
    </style:style>
    <style:style style:name="P11" style:family="paragraph" style:parent-style-name="Text_20_body" style:list-style-name="L4">
      <style:paragraph-properties fo:margin-left="0in" fo:margin-right="0in" fo:text-indent="0in" style:auto-text-indent="false"/>
      <style:text-properties officeooo:rsid="000f931a"/>
    </style:style>
    <style:style style:name="P12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/>
      <style:text-properties officeooo:rsid="000f931a"/>
    </style:style>
    <style:style style:name="P13" style:family="paragraph" style:parent-style-name="Text_20_body" style:list-style-name="L5">
      <style:paragraph-properties fo:margin-left="0in" fo:margin-right="0in" fo:text-indent="0in" style:auto-text-indent="false"/>
      <style:text-properties officeooo:rsid="000f931a"/>
    </style:style>
    <style:style style:name="P14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/>
      <style:text-properties officeooo:rsid="000f931a"/>
    </style:style>
    <style:style style:name="P15" style:family="paragraph" style:parent-style-name="Text_20_body" style:list-style-name="L6">
      <style:paragraph-properties fo:margin-left="0in" fo:margin-right="0in" fo:text-indent="0in" style:auto-text-indent="false"/>
      <style:text-properties officeooo:rsid="000f931a"/>
    </style:style>
    <style:style style:name="P16" style:family="paragraph" style:parent-style-name="Text_20_body" style:list-style-name="L7">
      <style:paragraph-properties fo:margin-left="0in" fo:margin-right="0in" fo:margin-top="0in" fo:margin-bottom="0in" style:contextual-spacing="false" fo:text-indent="0in" style:auto-text-indent="false"/>
      <style:text-properties officeooo:rsid="000f931a"/>
    </style:style>
    <style:style style:name="P17" style:family="paragraph" style:parent-style-name="Text_20_body" style:list-style-name="L7">
      <style:paragraph-properties fo:margin-left="0in" fo:margin-right="0in" fo:text-indent="0in" style:auto-text-indent="false"/>
      <style:text-properties officeooo:rsid="000f931a"/>
    </style:style>
    <style:style style:name="P18" style:family="paragraph" style:parent-style-name="Text_20_body" style:list-style-name="L8">
      <style:paragraph-properties fo:margin-left="0in" fo:margin-right="0in" fo:margin-top="0in" fo:margin-bottom="0in" style:contextual-spacing="false" fo:text-indent="0in" style:auto-text-indent="false"/>
      <style:text-properties officeooo:rsid="000f931a"/>
    </style:style>
    <style:style style:name="P19" style:family="paragraph" style:parent-style-name="Text_20_body" style:list-style-name="L8">
      <style:paragraph-properties fo:margin-left="0in" fo:margin-right="0in" fo:text-indent="0in" style:auto-text-indent="false"/>
      <style:text-properties officeooo:rsid="000f931a"/>
    </style:style>
    <style:style style:name="P20" style:family="paragraph" style:parent-style-name="Text_20_body" style:list-style-name="L9">
      <style:paragraph-properties fo:margin-left="0in" fo:margin-right="0in" fo:margin-top="0in" fo:margin-bottom="0in" style:contextual-spacing="false" fo:text-indent="0in" style:auto-text-indent="false"/>
      <style:text-properties officeooo:rsid="000f931a"/>
    </style:style>
    <style:style style:name="P21" style:family="paragraph" style:parent-style-name="Text_20_body" style:list-style-name="L9">
      <style:paragraph-properties fo:margin-left="0in" fo:margin-right="0in" fo:text-indent="0in" style:auto-text-indent="false"/>
      <style:text-properties officeooo:rsid="000f931a"/>
    </style:style>
    <style:style style:name="P22" style:family="paragraph" style:parent-style-name="Text_20_body">
      <style:paragraph-properties fo:margin-left="0in" fo:margin-right="0in" fo:text-indent="0in" style:auto-text-indent="false"/>
      <style:text-properties officeooo:rsid="000f931a" officeooo:paragraph-rsid="000f931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. Generative AI for everyone</text:h>
      <text:p text:style-name="P1">Essence: Open up creation—text, image, audio, video, code—to any student, club, or campus team.</text:p>
      <text:p text:style-name="P1">Why it matters: College life is full of ideas but short on time, skills, and budgets. Tools that lower the barrier to create a level playing field.</text:p>
      <text:list text:style-name="L1">
        <text:list-header>
          <text:p text:style-name="P2">Exploration paths:</text:p>
        </text:list-header>
        <text:list-item>
          <text:p text:style-name="P2">Multimodal creativity suites for fests, events, and classrooms (draft → design → publish).</text:p>
        </text:list-item>
        <text:list-item>
          <text:p text:style-name="P2">Low/no-code “app makers” that let non-CS students assemble useful AI utilities.</text:p>
        </text:list-item>
        <text:list-item>
          <text:p text:style-name="P2">Responsible GenAI (attribution, bias checks, content filters) built into the flow.</text:p>
        </text:list-item>
        <text:list-item>
          <text:p text:style-name="P2">Efficient/on-device options for speed, privacy, and cost control.</text:p>
        </text:list-item>
        <text:list-item>
          <text:p text:style-name="P3">Collaboration features so creators, designers, and writers can co-produce seamlessly.</text:p>
        </text:list-item>
      </text:list>
      <text:h text:style-name="P4" text:outline-level="2">2. AI in Education &amp; Skilling</text:h>
      <text:p text:style-name="P5">Essence: Personalise learning with explainable, multilingual support that boosts confidence and outcomes.</text:p>
      <text:p text:style-name="P5">Why it matters: Students learn differently; adaptive guidance and clear feedback reduce anxiety and improve mastery.</text:p>
      <text:list text:style-name="L2">
        <text:list-header>
          <text:p text:style-name="P6">Exploration paths:</text:p>
        </text:list-header>
        <text:list-item>
          <text:p text:style-name="P6">Concept coaches/tutors with stepwise hints and mastery tracking.</text:p>
        </text:list-item>
        <text:list-item>
          <text:p text:style-name="P6">Rubric-aware feedback on essays, presentations, code, and labs.</text:p>
        </text:list-item>
        <text:list-item>
          <text:p text:style-name="P6">Study planners using spaced repetition; exam readiness insights.</text:p>
        </text:list-item>
        <text:list-item>
          <text:p text:style-name="P6">Multilingual (Indian languages) content and voice interfaces for inclusivity.</text:p>
        </text:list-item>
        <text:list-item>
          <text:p text:style-name="P7">Academic integrity: originality checks, citation helpers, anti-cheat by design.</text:p>
        </text:list-item>
      </text:list>
      <text:h text:style-name="P4" text:outline-level="2">3. Future of Work &amp; Productivity</text:h>
      <text:p text:style-name="P5">Essence: Reimagine everyday workflows for students, researchers, and early professionals.</text:p>
      <text:p text:style-name="P5">Why it matters: Time saved on admin and busywork is time earned for deep work and creativity.</text:p>
      <text:list text:style-name="L3">
        <text:list-header>
          <text:p text:style-name="P8">Exploration paths:</text:p>
        </text:list-header>
        <text:list-item>
          <text:p text:style-name="P8">Research copilots that find sources, manage notes, and draft with citations.</text:p>
        </text:list-item>
        <text:list-item>
          <text:p text:style-name="P8">Smart orchestration across mail, calendar, files, and chat to reduce friction.</text:p>
        </text:list-item>
        <text:list-item>
          <text:p text:style-name="P8">Private-by-default summaries of classes/meetings; offline/edge fallbacks.</text:p>
        </text:list-item>
        <text:list-item>
          <text:p text:style-name="P8">Task automation for repetitive processes (forms, logs, reminders).</text:p>
        </text:list-item>
        <text:list-item>
          <text:p text:style-name="P9">Team knowledge hubs that capture tacit know-how from projects and clubs.</text:p>
        </text:list-item>
      </text:list>
      <text:h text:style-name="P4" text:outline-level="2">4. Sustainable AI &amp; Green Tech</text:h>
      <text:p text:style-name="P5">Essence: Use AI to cut waste, energy use, and emissions on campus and in nearby communities.</text:p>
      <text:p text:style-name="P5">Why it matters: Sustainability goals need data-driven action students can influence today.</text:p>
      <text:list text:style-name="L4">
        <text:list-header>
          <text:p text:style-name="P10"><text:soft-page-break/>Exploration paths:</text:p>
        </text:list-header>
        <text:list-item>
          <text:p text:style-name="P10">Energy/water dashboards for hostels, labs, and facilities with actionable nudges.</text:p>
        </text:list-item>
        <text:list-item>
          <text:p text:style-name="P10">Agri-tech decision support (irrigation, pests, soil health) for college farms/incubators.</text:p>
        </text:list-item>
        <text:list-item>
          <text:p text:style-name="P10">Low-power sensing + efficient inference for continuous monitoring.</text:p>
        </text:list-item>
        <text:list-item>
          <text:p text:style-name="P10">Air-quality and climate insights tied to local policy or campus behaviours.</text:p>
        </text:list-item>
        <text:list-item>
          <text:p text:style-name="P11">Upcycling/e-waste flows with computer vision and simple logistics planning.</text:p>
        </text:list-item>
      </text:list>
      <text:h text:style-name="P4" text:outline-level="2">5. AI for Social Good</text:h>
      <text:p text:style-name="P5">Essence: Build inclusive tech that improves access, wellbeing, and resilience.</text:p>
      <text:p text:style-name="P5">Why it matters: Campuses reflect wider society—solutions designed here can scale to communities.</text:p>
      <text:list text:style-name="L5">
        <text:list-header>
          <text:p text:style-name="P12">Exploration paths:</text:p>
        </text:list-header>
        <text:list-item>
          <text:p text:style-name="P12">Assistive tools for vision, speech, reading, and neurodiverse learners.</text:p>
        </text:list-item>
        <text:list-item>
          <text:p text:style-name="P12">Verified, multilingual health-information companions (no diagnosis); wellbeing nudges.</text:p>
        </text:list-item>
        <text:list-item>
          <text:p text:style-name="P12">Crisis mapping/alerts for floods, heat, or safety—with humans in the loop.</text:p>
        </text:list-item>
        <text:list-item>
          <text:p text:style-name="P12">Inclusion-by-design UX (contrast, captions, screen-reader support).</text:p>
        </text:list-item>
        <text:list-item>
          <text:p text:style-name="P13">Community partnerships (NSS/NGOs) for pilots and feedback.</text:p>
        </text:list-item>
      </text:list>
      <text:h text:style-name="P4" text:outline-level="2">6. AI + Cybersecurity &amp; Privacy</text:h>
      <text:p text:style-name="P5">Essence: Safer digital experiences for students and institutions—simple, explainable, effective.</text:p>
      <text:p text:style-name="P5">Why it matters: Phishing, malware, and data misuse hit learners hard; guardrails protect trust.</text:p>
      <text:list text:style-name="L6">
        <text:list-header>
          <text:p text:style-name="P14">Exploration paths:</text:p>
        </text:list-header>
        <text:list-item>
          <text:p text:style-name="P14">Early-warning and teach-back for phishing/malware with plain-language guidance.</text:p>
        </text:list-item>
        <text:list-item>
          <text:p text:style-name="P14">Privacy-preserving analytics for labs/classrooms (no raw PII exposure).</text:p>
        </text:list-item>
        <text:list-item>
          <text:p text:style-name="P14">Consent-first identity/fraud signals; secure access flows for clubs and labs.</text:p>
        </text:list-item>
        <text:list-item>
          <text:p text:style-name="P14">Explainable security so users understand risks and actions.</text:p>
        </text:list-item>
        <text:list-item>
          <text:p text:style-name="P15">Starter “digital hygiene” companions for first-year students.</text:p>
        </text:list-item>
      </text:list>
      <text:h text:style-name="P4" text:outline-level="2">7. AI in Consumer Experiences</text:h>
      <text:p text:style-name="P5">Essence: Personalised, delightful interactions in retail, media, travel, and campus services.</text:p>
      <text:p text:style-name="P5">Why it matters: When systems explain choices and respect budgets, people trust and engage more.</text:p>
      <text:list text:style-name="L7">
        <text:list-header>
          <text:p text:style-name="P16">Exploration paths:</text:p>
        </text:list-header>
        <text:list-item>
          <text:p text:style-name="P16">Transparent recommenders (“why this”) for canteens, events, and content.</text:p>
        </text:list-item>
        <text:list-item>
          <text:p text:style-name="P16">Conversational shopping/booking assistants with budgets and constraints.</text:p>
        </text:list-item>
        <text:list-item>
          <text:p text:style-name="P16">Travel and campus-life planners balancing time, cost, accessibility, and interests.</text:p>
        </text:list-item>
        <text:list-item>
          <text:p text:style-name="P16">Creator tools that help clubs/teams produce consistent, on-brand media.</text:p>
        </text:list-item>
        <text:list-item>
          <text:p text:style-name="P17">Feedback loops that prevent filter bubbles and promote discovery.</text:p>
        </text:list-item>
      </text:list>
      <text:h text:style-name="P4" text:outline-level="2"><text:soft-page-break/>8. AI for Smart Cities (Campus as Micro-City)</text:h>
      <text:p text:style-name="P5">Essence: Treat campus as a living lab for mobility, utilities, safety, and planning.</text:p>
      <text:p text:style-name="P5">Why it matters: Small, well-measured wins on campus can model scalable urban solutions.</text:p>
      <text:list text:style-name="L8">
        <text:list-header>
          <text:p text:style-name="P18">Exploration paths:</text:p>
        </text:list-header>
        <text:list-item>
          <text:p text:style-name="P18">Traffic/footfall insights for shuttles, gates, and events; safe-mobility nudges.</text:p>
        </text:list-item>
        <text:list-item>
          <text:p text:style-name="P18">Smart waste/water management with simple sensors and predictive routing.</text:p>
        </text:list-item>
        <text:list-item>
          <text:p text:style-name="P18">Space-utilisation analytics and lightweight digital twins for facilities.</text:p>
        </text:list-item>
        <text:list-item>
          <text:p text:style-name="P18">Predictive maintenance for labs/classrooms to reduce downtime.</text:p>
        </text:list-item>
        <text:list-item>
          <text:p text:style-name="P19">Edge/low-latency designs for responsiveness and cost efficiency.</text:p>
        </text:list-item>
      </text:list>
      <text:h text:style-name="P4" text:outline-level="2">9. Open Innovation</text:h>
      <text:p text:style-name="P5">Essence: Bring bold ideas that don’t fit neatly above—surprise us with originality and impact.</text:p>
      <text:p text:style-name="P5">Why it matters: Breakthroughs often emerge outside categories; this is the space to explore them.</text:p>
      <text:list text:style-name="L9">
        <text:list-header>
          <text:p text:style-name="P20">Exploration paths:</text:p>
        </text:list-header>
        <text:list-item>
          <text:p text:style-name="P20">Novel agents/modalities, regional-language AI, or fresh retrieval/interaction paradigms.</text:p>
        </text:list-item>
        <text:list-item>
          <text:p text:style-name="P20">Low-resource or edge-first approaches that run on everyday devices.</text:p>
        </text:list-item>
        <text:list-item>
          <text:p text:style-name="P20">New human–AI collaboration UI patterns with clear user value and safeguards.</text:p>
        </text:list-item>
        <text:list-item>
          <text:p text:style-name="P20">Cross-pollination: combine sustainability + education, or security + consumer UX.</text:p>
        </text:list-item>
        <text:list-item>
          <text:p text:style-name="P21">Measurable outcomes and thoughtful ethics from day one.</text:p>
        </text:list-item>
      </text:list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7T20:36:41.980566503</meta:creation-date>
    <dc:date>2026-03-01T23:04:15.908505046</dc:date>
    <meta:editing-duration>P2DT2H17M21S</meta:editing-duration>
    <meta:editing-cycles>1</meta:editing-cycles>
    <meta:document-statistic meta:table-count="0" meta:image-count="0" meta:object-count="0" meta:page-count="3" meta:paragraph-count="81" meta:word-count="783" meta:character-count="5505" meta:non-whitespace-character-count="4864"/>
    <meta:generator>LibreOffice/25.8.4.2$Linux_X86_64 LibreOffice_project/580$Build-2</meta:generator>
  </office:meta>
</office:document-meta>
</file>